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191" officeooo:paragraph-rsid="0012a191"/>
    </style:style>
    <style:style style:name="P2" style:family="paragraph" style:parent-style-name="Standard">
      <style:text-properties officeooo:paragraph-rsid="00147d44"/>
    </style:style>
    <style:style style:name="P3" style:family="paragraph" style:parent-style-name="Standard">
      <style:text-properties officeooo:rsid="00147d44" officeooo:paragraph-rsid="00147d44"/>
    </style:style>
    <style:style style:name="T1" style:family="text">
      <style:text-properties officeooo:rsid="0012a191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147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Nhakhoa2000: localhost</text:span></text:p>
      <text:p text:style-name="P3"><text:span text:style-name="T2">admin</text:span></text:p>
      <text:p text:style-name="P3"><text:span text:style-name="T2">pass: 2512199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0-14T14:18:48.044302874</dc:date>
    <meta:editing-duration>PT2M7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3" meta:word-count="5" meta:character-count="41" meta:non-whitespace-character-count="39"/>
  </office:meta>
</office:document-meta>
</file>